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style="italic" fo:font-weight="bold" officeooo:rsid="001315a3" officeooo:paragraph-rsid="001315a3" style:font-size-asian="14pt" style:font-style-asian="italic" style:font-weight-asian="bold" style:font-size-complex="14pt" style:font-style-complex="italic" style:font-weight-complex="bold"/>
    </style:style>
    <style:style style:name="P2" style:family="paragraph" style:parent-style-name="Standard">
      <style:text-properties fo:font-weight="bold" officeooo:rsid="001315a3" officeooo:paragraph-rsid="001315a3" style:font-weight-asian="bold" style:font-weight-complex="bold"/>
    </style:style>
    <style:style style:name="P3" style:family="paragraph" style:parent-style-name="Standard">
      <style:text-properties fo:font-size="12pt" fo:font-style="normal" fo:font-weight="normal" officeooo:rsid="0014ec53" officeooo:paragraph-rsid="001315a3"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normal" officeooo:rsid="0014ec53" officeooo:paragraph-rsid="00160cbd"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normal" officeooo:rsid="001315a3" officeooo:paragraph-rsid="001315a3"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fo:font-weight="normal" officeooo:rsid="00160cbd" officeooo:paragraph-rsid="00160cbd"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0160cbd" officeooo:paragraph-rsid="00174be1"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0174be1" officeooo:paragraph-rsid="00174be1"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normal" officeooo:rsid="00176ee1" officeooo:paragraph-rsid="00176ee1"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normal" officeooo:rsid="00196e4d" officeooo:paragraph-rsid="00196e4d" style:font-size-asian="10.5pt" style:font-style-asian="normal" style:font-weight-asian="normal" style:font-size-complex="12pt" style:font-style-complex="normal" style:font-weight-complex="normal"/>
    </style:style>
    <style:style style:name="P11" style:family="paragraph" style:parent-style-name="Standard">
      <style:text-properties fo:font-size="6pt" fo:font-style="normal" fo:font-weight="normal" officeooo:rsid="00174be1" officeooo:paragraph-rsid="00174be1" style:font-size-asian="6pt" style:font-style-asian="normal" style:font-weight-asian="normal" style:font-size-complex="6pt" style:font-style-complex="normal" style:font-weight-complex="normal"/>
    </style:style>
    <style:style style:name="P12" style:family="paragraph" style:parent-style-name="Standard">
      <style:text-properties fo:font-size="6pt" fo:font-style="normal" fo:font-weight="normal" officeooo:rsid="00176ee1" officeooo:paragraph-rsid="00176ee1" style:font-size-asian="6pt" style:font-style-asian="normal" style:font-weight-asian="normal" style:font-size-complex="6pt" style:font-style-complex="normal" style:font-weight-complex="normal"/>
    </style:style>
    <style:style style:name="P13" style:family="paragraph" style:parent-style-name="Standard">
      <style:text-properties fo:font-size="12pt" fo:font-style="normal" style:text-underline-style="none" fo:font-weight="normal" officeooo:rsid="00160cbd" officeooo:paragraph-rsid="00160cbd"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174be1" officeooo:paragraph-rsid="00174be1"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normal" officeooo:rsid="001d7745" officeooo:paragraph-rsid="001d7745" style:font-size-asian="10.5pt" style:font-style-asian="normal" style:font-weight-asian="normal" style:font-size-complex="12pt" style:font-style-complex="normal" style:font-weight-complex="normal"/>
    </style:style>
    <style:style style:name="P16" style:family="paragraph" style:parent-style-name="Standard">
      <style:text-properties fo:font-size="6pt" fo:font-style="normal" fo:font-weight="normal" officeooo:rsid="00174be1" officeooo:paragraph-rsid="00174be1" style:font-size-asian="5.25pt" style:font-style-asian="normal" style:font-weight-asian="normal" style:font-size-complex="6pt" style:font-style-complex="normal" style:font-weight-complex="normal"/>
    </style:style>
    <style:style style:name="P17" style:family="paragraph" style:parent-style-name="Standard">
      <style:text-properties fo:font-size="6pt" fo:font-style="normal" style:text-underline-style="solid" style:text-underline-width="auto" style:text-underline-color="font-color" fo:font-weight="normal" officeooo:rsid="001d7745" officeooo:paragraph-rsid="001d7745" style:font-size-asian="6pt" style:font-style-asian="normal" style:font-weight-asian="normal" style:font-size-complex="6pt" style:font-style-complex="normal" style:font-weight-complex="normal"/>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officeooo:rsid="00160cbd"/>
    </style:style>
    <style:style style:name="T4" style:family="text">
      <style:text-properties style:text-underline-style="none" officeooo:rsid="00160cbd"/>
    </style:style>
    <style:style style:name="T5" style:family="text">
      <style:text-properties style:text-underline-style="none" fo:font-weight="bold" officeooo:rsid="00160cb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160cbd" style:font-weight-asian="bold" style:font-weight-complex="bold"/>
    </style:style>
    <style:style style:name="T8" style:family="text">
      <style:text-properties fo:font-weight="bold" officeooo:rsid="00176ee1" style:font-weight-asian="bold" style:font-weight-complex="bold"/>
    </style:style>
    <style:style style:name="T9" style:family="text">
      <style:text-properties officeooo:rsid="00176ee1"/>
    </style:style>
    <style:style style:name="T10" style:family="text">
      <style:text-properties officeooo:rsid="00196e4d"/>
    </style:style>
    <style:style style:name="T11" style:family="text">
      <style:text-properties officeooo:rsid="001b0d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UÍA DE USO PARA CLIENTES DE </text:span><text:span text:style-name="T2">CUBESTORE</text:span></text:p>
      <text:p text:style-name="P3"/>
      <text:p text:style-name="P4">En primer lugar, para poder hacer una compra o marcar como favorito un producto debemos loguearnos c<text:span text:style-name="T3">omo clientes si disponemos de una cuenta o en caso contrario registrarnos. Al registrarnos nos pedirá introducir un nombre de usuario así como una contraseña y además una serie de datos personales que no podremos dejar en blanco, vacíos. Cabe destacar que en el apartado de </text:span><text:span text:style-name="T7">número de tarjeta</text:span><text:span text:style-name="T3"> se debe incluir un número que contenga </text:span><text:span text:style-name="T5">doce dígitos</text:span><text:span text:style-name="T4">. </text:span></text:p>
      <text:p text:style-name="P13">Una vez registrados debemos loguearnos con nuestro nombre de usuario y contraseña.</text:p>
      <text:p text:style-name="P1"/>
      <text:p text:style-name="P5">Nada más cargar la página <text:span text:style-name="T3">CubeStore</text:span> nos aparecerá<text:span text:style-name="T3">n los productos destacados, si clickamos sobre cualquiera de ellos nos reconducirá a su página de compra. Si en cualquier momento quisieramos volver a la página principal basta con hacer click en logo (CubeStore).</text:span></text:p>
      <text:p text:style-name="P5"/>
      <text:p text:style-name="P7">A la derecha de la pantalla nos aparece una lista de categorías de los productos en venta. Al seleccionar cualquiera de ellas se nos mostrará los distintos productos disponibles de dicha categoría. </text:p>
      <text:p text:style-name="P11"/>
      <text:p text:style-name="P6">Al lado del nombre del producto se muestra un botón negro con una estrella en su interior, si hacemos click sobre él, se <text:span text:style-name="T6">añadirá</text:span> a nuestra <text:span text:style-name="T6">lista de favoritos</text:span>. </text:p>
      <text:p text:style-name="P11"/>
      <text:p text:style-name="P6">Debajo del nombre de cada producto se muestra su precio y en caso de tener cantidad en stock se añade un botón negro con un carrito en su interior, si hacemos click en él se añadirá a nuestro “pedido”, (no es un verdadero pedido hasta que se hace la compra). Por defecto se añade uno de cada producto. </text:p>
      <text:p text:style-name="P6"/>
      <text:p text:style-name="P6">Si hacemos click sobre el nombre del producto, se nos redirige a una nueva página con información más detallada acerca del producto. Se muestra su tamaño, peso, marca, precio y cantidad en stock. Además de dos fotografías y un vídeo del propio producto. Es aquí donde podemos seleccionar el número de veces que queremos comprar un mismo producto, que irá desde uno hasta la cantidad máxima del stock.</text:p>
      <text:p text:style-name="P6"/>
      <text:p text:style-name="P8">En la esquina superior derecha de la pantalla se muestra un pequeño menú de opciones para el cliente, donde puede consultar su lista de deseados, <text:span text:style-name="T11">una lista de los</text:span> pedidos ya realizados (pagados), y su carrito actual de compra. </text:p>
      <text:p text:style-name="P16"/>
      <text:p text:style-name="P15">Si seleccionamos en <text:span text:style-name="T6">Pedidos Realizados</text:span>, se nos listarán todos los pedidos hechos, confirmados, realizados por el cliente. Si hacemos click sobre el número de pedido, nos mostrará la factura de la compra. </text:p>
      <text:p text:style-name="P17"/>
      <text:p text:style-name="P8">Si <text:span text:style-name="T9">seleccionamos la opción de </text:span><text:span text:style-name="T8">Carrito de la Compra </text:span><text:span text:style-name="T9">nos aparecen los productos a comprar junto con la cantidad que queremos de cada uno, así como el precio total. Para quitar alguno de ellos simplemente debemos hacer click en la cruz roja a la izquierda del nombre del producto. Se refrescará la página quitando el producto y además se volverá a calcular el precio total. Si clickamos sobre el botón de comprar, nos aparecerá un mensaje de confirmación del pedido en el que se incluye un número de pedido, el nombre del usuario, el precio final y la fecha de compra.</text:span></text:p>
      <text:p text:style-name="P12"/>
      <text:p text:style-name="P9">Si seleccionamos <text:span text:style-name="T6">Lista de Deseados</text:span> se nos listarán todos aquellos productos que hayamos marcado como favoritos, en caso de que querer desmarcar alguno <text:span text:style-name="T10">simplemente debemos de nuevo seleccionar el botón negro con la estrella en su interior.</text:span></text:p>
      <text:p text:style-name="P10"/>
      <text:p text:style-name="P10">Para cerrar sesión de la página hacemos click en log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8:30:39.334564325</meta:creation-date>
    <dc:date>2017-03-03T19:04:49.941978098</dc:date>
    <meta:editing-duration>PT1H14M49S</meta:editing-duration>
    <meta:editing-cycles>7</meta:editing-cycles>
    <meta:generator>LibreOffice/5.1.6.2$Linux_X86_64 LibreOffice_project/10m0$Build-2</meta:generator>
    <meta:document-statistic meta:table-count="0" meta:image-count="0" meta:object-count="0" meta:page-count="1" meta:paragraph-count="13" meta:word-count="541" meta:character-count="3177" meta:non-whitespace-character-count="2643"/>
  </office:meta>
</office:document-meta>
</file>